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78000004B043630678.png"/>
  <manifest:file-entry manifest:media-type="image/png" manifest:full-path="Pictures/1000020100000190000002580B6626BA.png"/>
  <manifest:file-entry manifest:media-type="image/png" manifest:full-path="Pictures/10000201000001900000025885BAF5BC.png"/>
  <manifest:file-entry manifest:media-type="image/png" manifest:full-path="Pictures/1000020100000578000004B08E721DAC.png"/>
  <manifest:file-entry manifest:media-type="text/xml" manifest:full-path="Object 22/content.xml"/>
  <manifest:file-entry manifest:media-type="text/xml" manifest:full-path="Object 22/settings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application/x-openoffice-gdimetafile;windows_formatname=&quot;GDIMetaFile&quot;" manifest:full-path="ObjectReplacements/Object 2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0.395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2cm" svg:height="5.438cm" svg:x="-0.003cm" svg:y="0.754cm">
          <draw:image xlink:href="Pictures/1000020100000578000004B08E721DAC.png" xlink:type="simple" xlink:show="embed" xlink:actuate="onLoad">
            <text:p/>
          </draw:image>
        </draw:frame>
        <draw:path draw:style-name="gr2" draw:text-style-name="P1" draw:layer="layout" svg:width="10.667cm" svg:height="2.672cm" svg:x="3.556cm" svg:y="3.175cm" svg:viewBox="0 0 10668 2673" svg:d="M0 0c3683 2921 10668 2667 10668 2667">
          <text:p/>
        </draw:path>
        <draw:frame draw:style-name="gr3" draw:text-style-name="P1" draw:layer="layout" svg:width="1.844cm" svg:height="0.355cm" svg:x="12.343cm" svg:y="6.341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4" draw:text-style-name="P2" draw:layer="layout" svg:width="2.567cm" svg:height="0.645cm" svg:x="2.269cm" svg:y="0.31cm">
          <draw:text-box>
            <text:p><text:span text:style-name="T1">outcome=''train''</text:span></text:p>
          </draw:text-box>
        </draw:frame>
        <draw:frame draw:style-name="gr4" draw:text-style-name="P2" draw:layer="layout" svg:width="2.567cm" svg:height="0.645cm" svg:x="2.281cm" svg:y="7.089cm">
          <draw:text-box>
            <text:p><text:span text:style-name="T1">outcome=''test''</text:span></text:p>
          </draw:text-box>
        </draw:frame>
        <draw:frame draw:style-name="gr5" draw:text-style-name="P1" draw:layer="layout" svg:width="2.54cm" svg:height="3.81cm" svg:x="14.213cm" svg:y="2.353cm">
          <draw:image xlink:href="Pictures/1000020100000190000002580B6626BA.png" xlink:type="simple" xlink:show="embed" xlink:actuate="onLoad">
            <text:p/>
          </draw:image>
        </draw:frame>
        <draw:frame draw:style-name="gr5" draw:text-style-name="P1" draw:layer="layout" svg:width="2.54cm" svg:height="3.81cm" svg:x="14.267cm" svg:y="6.994cm">
          <draw:image xlink:href="Pictures/10000201000001900000025885BAF5BC.png" xlink:type="simple" xlink:show="embed" xlink:actuate="onLoad">
            <text:p/>
          </draw:image>
        </draw:frame>
        <draw:frame draw:style-name="gr1" draw:text-style-name="P1" draw:layer="layout" svg:width="6.35cm" svg:height="5.436cm" svg:x="0.009cm" svg:y="7.521cm">
          <draw:image xlink:href="Pictures/1000020100000578000004B043630678.png" xlink:type="simple" xlink:show="embed" xlink:actuate="onLoad">
            <text:p/>
          </draw:image>
        </draw:frame>
        <draw:path draw:style-name="gr6" draw:text-style-name="P1" draw:layer="layout" svg:width="10.667cm" svg:height="2.672cm" svg:x="3.556cm" svg:y="7.275cm" svg:viewBox="0 0 10668 2673" svg:d="M0 2673c3683-2921 10668-2667 10668-2667">
          <text:p/>
        </draw:path>
        <draw:rect draw:style-name="gr7" draw:text-style-name="P3" draw:layer="layout" svg:width="2.286cm" svg:height="3.302cm" svg:x="8.963cm" svg:y="5.026cm">
          <text:p text:style-name="P1"><text:span text:style-name="T2">FORES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3.33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3T12:29:53</dc:date>
    <dc:creator>Udaya Kogalur</dc:creator>
    <meta:editing-duration>P19DT8H32M15S</meta:editing-duration>
    <meta:editing-cycles>67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10"/>
  </office:meta>
</office:document-meta>
</file>

<file path=Object 22/content.xml><?xml version="1.0" encoding="utf-8"?>
<math xmlns="http://www.w3.org/1998/Math/MathML">
  <semantics>
    <mrow>
      <mrow>
        <mrow>
          <mo stretchy="false">(</mo>
          <mrow>
            <msub>
              <mi>x</mi>
              <mn>1,</mn>
            </msub>
            <msub>
              <mi>x</mi>
              <mn>2</mn>
            </msub>
          </mrow>
          <mo stretchy="false">)</mo>
        </mrow>
        <mo stretchy="false">=</mo>
        <mrow>
          <mo stretchy="false">(</mo>
          <mrow>
            <mn>0</mn>
            <mi>,</mi>
            <mn>0</mn>
          </mrow>
          <mo stretchy="false">)</mo>
        </mrow>
      </mrow>
    </mrow>
    <annotation encoding="StarMath 5.0">(x_1, x_2) = (0 ,0)</annotation>
  </semantics>
</math>
</file>